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17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4241654706091798679" text:style-name="L1">
        <text:list-item>
          <text:p text:style-name="P16">Walk 0.15 miles at the beginning of each ½ mile and then run the remaining 0.35 miles.</text:p>
        </text:list-item>
        <text:list-item>
          <text:p text:style-name="P16">If I want to average about 12:00/mile, the walking pace should be close 14:45/mile and the running pace should be close to 10:45/mile.</text:p>
        </text:list-item>
        <text:list-item>
          <text:p text:style-name="P16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3229260970211807807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  <text:p text:style-name="P14"/>
      <text:p text:style-name="P14">Tues 2/27/2017 <text:span text:style-name="T1">3.5 miles</text:span></text:p>
      <text:p text:style-name="P14">On the indoor track I ran 1 mile with no shoes in 8:53, rested 5 minutes.</text:p>
      <text:p text:style-name="P14">On a treadmill I ran 2 miles in 17:05. <text:s/>Splits: 9:00, 8:05</text:p>
      <text:p text:style-name="P14">I rested 1:30 and ran and walked a ½ mile in about 6 minutes.<text:span text:style-name="T1"> </text:span></text:p>
      <text:p text:style-name="P12"/>
      <text:p text:style-name="P14">Wed 2/27/2017 <text:span text:style-name="T1">4 miles</text:span></text:p>
      <text:p text:style-name="P14">I ran ½ mile to the indoor track and rested 3 minutes.</text:p>
      <text:p text:style-name="P14">On the indoor track I ran 1 mile with no shoes 8:43 and rested about 4 minutes.</text:p>
      <text:p text:style-name="P14">On a treadmill I ran ½ mile in about 4:45 using various paces as fast as 7:30/mile.</text:p>
      <text:p text:style-name="P14">I rested about 1 minute and ran 3 x ¼ mile with a ¼ mile jog before each ¼ mile run.</text:p>
      <text:p text:style-name="P14">The ¼ miles were all in 2:00. <text:s/>I warmed down with a ½ mile in 5:00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01T11:44:24.98</dc:date>
    <dc:creator>James Lombardi</dc:creator>
    <meta:editing-duration>PT14H55M42S</meta:editing-duration>
    <meta:editing-cycles>96</meta:editing-cycles>
    <meta:document-statistic meta:table-count="0" meta:image-count="0" meta:object-count="0" meta:page-count="9" meta:paragraph-count="256" meta:word-count="3276" meta:character-count="16118"/>
  </office:meta>
</office:document-meta>
</file>